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-Regular" svg:font-family="Montserrat-Regular"/>
    <style:font-face style:name="Noto Serif CJK SC" svg:font-family="'Noto Serif CJK SC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501cm" fo:margin-left="0.009cm" fo:margin-top="0cm" fo:margin-bottom="0cm" table:align="left" style:writing-mode="lr-tb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2.487cm"/>
    </style:style>
    <style:style style:name="Table1.C" style:family="table-column">
      <style:table-column-properties style:column-width="5.821cm"/>
    </style:style>
    <style:style style:name="Table1.D" style:family="table-column">
      <style:table-column-properties style:column-width="6.1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Text_20_body">
      <style:paragraph-properties fo:margin-left="0cm" fo:margin-right="0cm" fo:margin-top="0cm" fo:margin-bottom="0.099cm" style:contextual-spacing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-Regular" fo:font-size="9pt" fo:letter-spacing="normal" fo:font-style="normal" style:text-underline-style="none" fo:font-weight="normal" style:text-blinking="false"/>
    </style:style>
    <style:style style:name="P2" style:family="paragraph" style:parent-style-name="Text_20_body">
      <style:paragraph-properties fo:margin-left="0cm" fo:margin-right="0cm" fo:margin-top="0cm" fo:margin-bottom="0.099cm" style:contextual-spacing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-Regular" fo:font-size="9pt" fo:letter-spacing="normal" fo:font-style="normal" style:text-underline-style="none" fo:font-weight="normal" style:text-blinking="false" fo:background-color="#f6f9d4"/>
    </style:style>
    <style:style style:name="P3" style:family="paragraph" style:parent-style-name="Text_20_body">
      <style:paragraph-properties fo:margin-left="0cm" fo:margin-right="0cm" fo:margin-top="0cm" fo:margin-bottom="0.099cm" style:contextual-spacing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-Regular" fo:font-size="9pt" fo:letter-spacing="normal" fo:font-style="normal" style:text-underline-style="none" fo:font-weight="normal" officeooo:rsid="00036fa8" officeooo:paragraph-rsid="00036fa8" style:text-blinking="false"/>
    </style:style>
    <style:style style:name="P4" style:family="paragraph" style:parent-style-name="Text_20_body">
      <style:paragraph-properties fo:margin-left="0cm" fo:margin-right="0cm" fo:margin-top="0cm" fo:margin-bottom="0.099cm" style:contextual-spacing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-Regular" fo:font-size="9pt" fo:letter-spacing="normal" fo:font-style="normal" style:text-underline-style="none" fo:font-weight="normal" officeooo:rsid="0004316e" officeooo:paragraph-rsid="0004316e" style:text-blinking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-Regular" fo:font-size="10.1499996185303pt" fo:letter-spacing="normal" fo:font-style="normal" style:text-underline-style="none" fo:font-weight="normal" style:text-blinking="false" fo:background-color="#f6f9d4"/>
    </style:style>
    <style:style style:name="P6" style:family="paragraph" style:parent-style-name="Text_20_body">
      <style:paragraph-properties fo:margin-left="0cm" fo:margin-right="0cm" fo:margin-top="0cm" fo:margin-bottom="0.099cm" style:contextual-spacing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Calibri" fo:font-size="9pt" fo:letter-spacing="normal" fo:font-style="normal" style:text-underline-style="none" fo:font-weight="normal" style:text-blinking="false" style:font-size-asian="9pt" style:font-size-complex="9pt"/>
    </style:style>
    <style:style style:name="P7" style:family="paragraph" style:parent-style-name="LO-normal">
      <style:paragraph-properties fo:margin-left="0cm" fo:margin-right="0.185cm" fo:margin-top="0.367cm" fo:margin-bottom="0cm" style:contextual-spacing="false" fo:line-height="100%" fo:text-align="center" style:justify-single-word="false" fo:text-indent="0cm" style:auto-text-indent="false"/>
      <style:text-properties style:font-name="Arial" officeooo:paragraph-rsid="00036fa8" style:font-name-asian="Arial1" style:font-name-complex="Arial1"/>
    </style:style>
    <style:style style:name="P8" style:family="paragraph" style:parent-style-name="LO-normal">
      <style:paragraph-properties fo:text-align="center" style:justify-single-word="false" fo:orphans="0" fo:widows="0"/>
      <style:text-properties style:font-name="Arial" officeooo:paragraph-rsid="00036fa8" style:font-name-asian="Arial1" style:font-name-complex="Arial1"/>
    </style:style>
    <style:style style:name="P9" style:family="paragraph" style:parent-style-name="LO-normal">
      <style:paragraph-properties fo:text-align="center" style:justify-single-word="false" fo:orphans="0" fo:widows="0"/>
      <style:text-properties style:font-name="Arial" officeooo:rsid="00036fa8" officeooo:paragraph-rsid="00036fa8" style:font-name-asian="Arial1" style:font-name-complex="Arial1"/>
    </style:style>
    <style:style style:name="P10" style:family="paragraph" style:parent-style-name="LO-normal">
      <style:paragraph-properties fo:text-align="center" style:justify-single-word="false" fo:orphans="0" fo:widows="0"/>
      <style:text-properties style:font-name="Arial" fo:font-weight="bold" officeooo:rsid="00036fa8" officeooo:paragraph-rsid="00036fa8" style:font-name-asian="Arial1" style:font-weight-asian="bold" style:font-name-complex="Arial1" style:font-weight-complex="bold"/>
    </style:style>
    <style:style style:name="P11" style:family="paragraph" style:parent-style-name="LO-normal">
      <style:paragraph-properties fo:text-align="center" style:justify-single-word="false" fo:orphans="0" fo:widows="0"/>
      <style:text-properties style:font-name="Arial" fo:font-style="italic" fo:font-weight="bold" officeooo:paragraph-rsid="00036fa8" style:font-name-asian="Arial1" style:font-style-asian="italic" style:font-weight-asian="bold" style:font-name-complex="Arial1"/>
    </style:style>
    <style:style style:name="P12" style:family="paragraph" style:parent-style-name="LO-normal">
      <style:text-properties officeooo:paragraph-rsid="00036fa8"/>
    </style:style>
    <style:style style:name="P13" style:family="paragraph" style:parent-style-name="Text_20_body" style:list-style-name="L1">
      <style:paragraph-properties fo:margin-left="0cm" fo:margin-right="0cm" fo:margin-top="0cm" fo:margin-bottom="0.099cm" style:contextual-spacing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-Regular" fo:font-size="9pt" fo:letter-spacing="normal" fo:font-style="normal" style:text-underline-style="none" fo:font-weight="normal" style:text-blinking="false" fo:background-color="#f6f9d4"/>
    </style:style>
    <style:style style:name="P14" style:family="paragraph" style:parent-style-name="Text_20_body" style:list-style-name="L1">
      <style:paragraph-properties fo:margin-left="0cm" fo:margin-right="0cm" fo:margin-top="0cm" fo:margin-bottom="0.099cm" style:contextual-spacing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-Regular" fo:font-size="9pt" fo:letter-spacing="normal" fo:font-style="normal" style:text-underline-style="none" fo:font-weight="normal" style:text-blinking="false"/>
    </style:style>
    <style:style style:name="P15" style:family="paragraph" style:parent-style-name="Text_20_body">
      <style:paragraph-properties fo:margin-left="0cm" fo:margin-right="0cm" fo:margin-top="0cm" fo:margin-bottom="0.099cm" style:contextual-spacing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-Regular" fo:font-size="9pt" fo:letter-spacing="normal" fo:font-style="normal" style:text-underline-style="none" fo:font-weight="normal" style:text-blinking="false"/>
    </style:style>
    <style:style style:name="P16" style:family="paragraph" style:parent-style-name="Text_20_body">
      <style:paragraph-properties fo:margin-left="0cm" fo:margin-right="0cm" fo:margin-top="0cm" fo:margin-bottom="0.099cm" style:contextual-spacing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-Regular" fo:font-size="9pt" fo:letter-spacing="normal" fo:font-style="normal" style:text-underline-style="none" fo:font-weight="normal" officeooo:paragraph-rsid="00064447" style:text-blinking="false"/>
    </style:style>
    <style:style style:name="T1" style:family="text">
      <style:text-properties officeooo:rsid="00036fa8"/>
    </style:style>
    <style:style style:name="T2" style:family="text">
      <style:text-properties officeooo:rsid="0004316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А теперь пройдёмся по каждому пункту:</text:p>
      <text:p text:style-name="P5"/>
      <text:list xml:id="list1424719811" text:style-name="L1">
        <text:list-item>
          <text:p text:style-name="P13">В первом пункте анкеты, который называется «Общая информация», укажите название проекта, локацию реализации, какому стратегическому направлению Фонда соответствует. Не ошибиться с последним, поскольку из-за несоответствия анкету могут забраковать даже не дойдя до ознакомления с сутью проекта. Не рекомендуется в этом пункте использовать лексику, отражающую направление и тем более суть проекта. Эту информацию лучше приберечь на потом, когда статус будет получен и потребуется привлекательный нейминг. </text:p>
        </text:list-item>
      </text:list>
      <text:p text:style-name="P2"/>
      <text:p text:style-name="P1">Название проекта: программно-аппаратный комплекс, состоящий из автономной платформы на всенаправленных колесах и системы управления, предназначенный для мониторинга тепличных хозяйств <text:span text:style-name="T1">AIDA Agrobot (АИДА Агробот)</text:span></text:p>
      <text:p text:style-name="P1"/>
      <text:p text:style-name="P1">Наименование <text:span text:style-name="T1">(ФИО) соискателя</text:span></text:p>
      <text:p text:style-name="P1">Осиненко Павел Валерьевич</text:p>
      <text:p text:style-name="P1"/>
      <text:p text:style-name="P1">Направление, к которому относится проект</text:p>
      <text:p text:style-name="P6">Передовые производственные технологии, ядерные и космические технологии</text:p>
      <text:p text:style-name="P1"/>
      <text:list xml:id="list121252206473128" text:continue-numbering="true" text:style-name="L1">
        <text:list-item>
          <text:p text:style-name="P13">Следующий раздел «Проблема и решения». Здесь требуется осветить проблему, которую предполагается решить в результате реализации проекта. Описание делайте в свободной форме, пишите простым доходчивым языком. Чем больше удастся привести цифр, фактов, иной исследовательской статистики, тем убедительнее будет выглядеть описание. Также важно показать, что вы досконально разобрались в проблеме (изучили всю имеющуюся в открытом доступе информацию по данной теме, опыт коллег, конкурентов) и имеете чёткое представление о том, как её можно реализовать. В доказательство приводите ссылки на аналитику, научные статьи, маркетинговые исследования. </text:p>
        </text:list-item>
      </text:list>
      <text:p text:style-name="P1"/>
      <text:p text:style-name="P16">Современное сельское хозяйство в закрытом грунте характеризуется масштабом, стандартизацией и регулированием среды.</text:p>
      <text:p text:style-name="P16"/>
      <text:p text:style-name="P16"/>
      <text:p text:style-name="P16">это повышение эффективности, а также использование компьютеризированных теплиц и эксплуатация экономики масштаба. На практике это означат, что плотность посадок велика, а теплицы, если речь идет о закрытом грунте, становятся все больше и больше. В таких условиях жизненно необходим своевременный мониторинг: опоздание на пару дней может привести к значительной потере урожая за счет болезней и вредителей.</text:p>
      <text:p text:style-name="P1"/>
      <text:list xml:id="list121251925363584" text:continue-numbering="true" text:style-name="L1">
        <text:list-item>
          <text:p text:style-name="P13">Главный блок анкеты – раздел «Технологии». Точно, чётко и подробно опишите суть вашей инновационной технологии, на которой основывается проект. Делайте упор на преимуществах разработки перед существующими аналогами, а также на её новизну. Подкрепите описание технической документацией: схемами, чертежами, фото- и видеоматериалами. Если имеются патенты или публикации в научных тематических журналах, прикрепляйте и их.</text:p>
        </text:list-item>
      </text:list>
      <text:p text:style-name="P1"/>
      <text:p text:style-name="P1">Всенаправленные колеса</text:p>
      <text:p text:style-name="P1">Много камер с глобальным затвором, несколько ярусов</text:p>
      <text:p text:style-name="P1"/>
      <text:p text:style-name="P1"/>
      <text:p text:style-name="P1"/>
      <text:list xml:id="list121252203127136" text:continue-numbering="true" text:style-name="L1">
        <text:list-item>
          <text:p text:style-name="P13"><text:soft-page-break/>Коммерциализация. Проект должен быть реалистичным, рентабельным и иметь чёткий план действий. Это и нужно осветить в пятом разделе. Объясните, где, как и по какой цене вы планируете реализовывать свой продукт, как собираетесь его рекламировать и продвигать, опишите целевую аудиторию, приведите результаты маркетинговых исследований. Большим плюсом будет информация о достижениях и промахах конкурентов. Не пишите, что у вас конкурентов нет. Эффект от такого заявления может быть прямо противоположным вашим ожиданиям: эксперты решат, что раз этой темой до сих пор никто не занимался всерьёз, значит она бесперспективна. Покажите, в чём преимущества вашего решения.</text:p>
          <text:p text:style-name="P14">Заморские платформы, другие колеса, на подписочная система</text:p>
        </text:list-item>
      </text:list>
      <text:p text:style-name="P1"/>
      <text:list xml:id="list121251483313352" text:continue-numbering="true" text:style-name="L1">
        <text:list-item>
          <text:p text:style-name="P13">Команда. Опишите ключевые фигуры, участвующие в реализации проекта: их должности, образование, опыт, практические навыки, публикации, награды, покажите кейсы, приложите письменное подтверждение сотрудничества. Из этого описания должно быть ясно, что вашей команде хватит компетенций, чтобы справиться с поставленными задачами. Важно! Пишите меньше общих фраз, больше конкретики в цифрах.</text:p>
        </text:list-item>
      </text:list>
      <text:p text:style-name="P1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Project role</text:p>
          </table:table-cell>
          <table:table-cell table:style-name="Table1.C1" office:value-type="string">
            <text:p text:style-name="P11">Major task and works to be performed in the project</text:p>
          </table:table-cell>
          <table:table-cell table:style-name="Table1.A1" office:value-type="string">
            <text:p text:style-name="P10">Education&amp;experience</text:p>
          </table:table-cell>
        </table:table-row>
        <table:table-row table:style-name="Table1.1">
          <table:table-cell table:style-name="Table1.A1" office:value-type="string">
            <text:p text:style-name="P8">Ilya Osokin</text:p>
          </table:table-cell>
          <table:table-cell table:style-name="Table1.A1" office:value-type="string">
            <text:p text:style-name="P8">Tech lead</text:p>
          </table:table-cell>
          <table:table-cell table:style-name="Table1.C1" office:value-type="string">
            <text:p text:style-name="P8">Technical solutions design and analysis, team members assistance, customer communication, business development, quarterly reports</text:p>
          </table:table-cell>
          <table:table-cell table:style-name="Table1.A1" office:value-type="string">
            <text:p text:style-name="P9">MIPT BSc and MSc, Skoltech MSc, Skoltech PhD-2. Papers in CV and control, 6 years of teaching experience, experience in humanoid robots. 1 BSc supervision (2022)</text:p>
          </table:table-cell>
        </table:table-row>
        <table:table-row table:style-name="Table1.1">
          <table:table-cell table:style-name="Table1.A1" office:value-type="string">
            <text:p text:style-name="P8">Ilya Ryakin</text:p>
          </table:table-cell>
          <table:table-cell table:style-name="Table1.A1" office:value-type="string">
            <text:p text:style-name="P8">CV engineer</text:p>
          </table:table-cell>
          <table:table-cell table:style-name="Table1.C1" office:value-type="string">
            <text:p text:style-name="P8">Data acquisition, markup management, NN training and integration, user interface development, quarterly reports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Sina Moghimi</text:p>
          </table:table-cell>
          <table:table-cell table:style-name="Table1.A1" office:value-type="string">
            <text:p text:style-name="P8">Electrical engineer</text:p>
          </table:table-cell>
          <table:table-cell table:style-name="Table1.C1" office:value-type="string">
            <text:p text:style-name="P8">Low-level control implementation, data transport/communication management, electrical subsystem design&amp;manufacturing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Mikhail Patrikeev</text:p>
          </table:table-cell>
          <table:table-cell table:style-name="Table1.A1" office:value-type="string">
            <text:p text:style-name="P8">Mechanics engineer</text:p>
          </table:table-cell>
          <table:table-cell table:style-name="Table1.C1" office:value-type="string">
            <text:p text:style-name="P8">Camera pole design&amp;manufacturing, electrical subsystem design&amp;manufactoring, wheel and suspension system design&amp;manufacturing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Pavel Osinenko</text:p>
          </table:table-cell>
          <table:table-cell table:style-name="Table1.A1" office:value-type="string">
            <text:p text:style-name="P8">Project supervisor</text:p>
          </table:table-cell>
          <table:table-cell table:style-name="Table1.C1" office:value-type="string">
            <text:p text:style-name="P8">Project supervision, technical solutions approval, general quality management, business development, quarterly reports</text:p>
          </table:table-cell>
          <table:table-cell table:style-name="Table1.A1" office:value-type="string">
            <text:p text:style-name="P8"/>
          </table:table-cell>
        </table:table-row>
      </table:table>
      <text:p text:style-name="P12"><text:bookmark text:name="_heading=h.gjdgxs"/></text:p>
      <text:p text:style-name="P1"/>
      <text:list xml:id="list121252032816770" text:continue-numbering="true" text:style-name="L1">
        <text:list-item>
          <text:p text:style-name="P13">Привлечённые ресурсы. Если вашим проектом уже кто-то заинтересовался, вы получили под него инвестиции или гранты, обязательно укажите это. Если у вас есть опыт совместной работы в проектах по вашей теме с крупными компаниями такими, как Роснано или ММВБ, то обязательно укажите это.</text:p>
        </text:list-item>
      </text:list>
      <text:p text:style-name="P1"/>
      <text:p text:style-name="P1">Под проект был получен грант Сколтеха <text:span text:style-name="T1">STRIP в размере 5 млн. рублей на 2 года.</text:span></text:p>
      <text:p text:style-name="P1"/>
      <text:list xml:id="list121251216165080" text:continue-numbering="true" text:style-name="L1">
        <text:list-item>
          <text:p text:style-name="P13"><text:soft-page-break/>Опишите на каком этапе вы находитесь на момент подачи анкеты, что уже удалось достичь, укажите цели на ближайшую перспективу, желательно с обозначением сроков.</text:p>
        </text:list-item>
      </text:list>
      <text:p text:style-name="P1"/>
      <text:p text:style-name="P1">На момент подачи анкеты были выполнены следующие работы.</text:p>
      <text:p text:style-name="P3">1) Разработан, собран и протестирован первый прототип автономной платформы, выявлены недостатки конструкции, составлен план доработки.</text:p>
      <text:p text:style-name="P3">2) Собран датасет из <text:span text:style-name="T2">~200 Гб видеоданных, в котором присутствуют кадры с листьями помидоров, пораженными мучнистой росой. Размечено около 3 тысяч изображений для задачи классификации, разметка продолжается. Обучена классификационная нейронная сеть.</text:span></text:p>
      <text:p text:style-name="P4">3) Разработана и реализована инфраструктура программного обеспечения робота, в частности транспорит данных и система управления.</text:p>
      <text:p text:style-name="P1"/>
      <text:list xml:id="list121250762965064" text:continue-numbering="true" text:style-name="L1">
        <text:list-item>
          <text:p text:style-name="P13">Последний блок – это дорожная карта вашего проекта. Здесь должен быть коротко, но чётко расписан полный план действий на ближайшие три года с указанием конкретных сроков реализации каждого этапа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-Regular" svg:font-family="Montserrat-Regular"/>
    <style:font-face style:name="Noto Serif CJK SC" svg:font-family="'Noto Serif CJK SC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O-normal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Noto Serif CJK SC" style:font-family-asian="'Noto Serif CJK SC'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3:24:35.712237950</meta:creation-date>
    <dc:date>2023-07-02T12:12:49.811023181</dc:date>
    <meta:editing-duration>P13DT18H55M39S</meta:editing-duration>
    <meta:editing-cycles>5</meta:editing-cycles>
    <meta:generator>LibreOffice/7.4.5.1$MacOSX_X86_64 LibreOffice_project/9c0871452b3918c1019dde9bfac75448afc4b57f</meta:generator>
    <meta:document-statistic meta:table-count="1" meta:image-count="0" meta:object-count="0" meta:page-count="3" meta:paragraph-count="44" meta:word-count="769" meta:character-count="5962" meta:non-whitespace-character-count="5241"/>
  </office:meta>
</office:document-meta>
</file>